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ffff00"/>
    </style:style>
    <style:style style:name="T5" style:family="text">
      <style:text-properties fo:color="#0000ff"/>
    </style:style>
    <style:style style:name="T6" style:family="text">
      <style:text-properties fo:color="#0000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TO SERVER - WIKI2</text:p>
      <text:p text:style-name="Standard"><text:span text:style-name="T1">APACHE</text:span> -&gt; Ya instalado</text:p>
      <text:p text:style-name="Standard"><text:span text:style-name="T1">PHP-MYSQL</text:span></text:p>
      <text:p text:style-name="Standard">________________________________________________________________________________</text:p>
      <text:p text:style-name="Standard"><text:tab/><text:tab/><text:span text:style-name="T1">WORDPRESS<text:tab/><text:tab/>|<text:tab/></text:span></text:p>
      <text:p text:style-name="P1"><text:tab/><text:tab/>OWNCLOUD<text:tab/><text:tab/>|<text:tab/><text:tab/>BOOTSTRAP</text:p>
      <text:p text:style-name="P1"><text:tab/><text:tab/>PRESTASHOP<text:tab/><text:tab/>|</text:p>
      <text:p text:style-name="Standard">________________________________________________________________________________</text:p>
      <text:p text:style-name="Standard"/>
      <text:p text:style-name="Standard"><text:tab/><text:tab/><text:span text:style-name="T3">DAW</text:span><text:tab/><text:tab/><text:tab/><text:tab/><text:tab/><text:tab/><text:tab/><text:span text:style-name="T6">DI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1:52:20.676577232</dc:date>
    <meta:editing-duration>PT1H21M</meta:editing-duration>
    <meta:editing-cycles>1</meta:editing-cycles>
    <meta:document-statistic meta:table-count="0" meta:image-count="0" meta:object-count="0" meta:page-count="1" meta:paragraph-count="9" meta:word-count="20" meta:character-count="279" meta:non-whitespace-character-count="249"/>
    <meta:generator>LibreOffice/5.1.6.2$Linux_X86_64 LibreOffice_project/10m0$Build-2</meta:generator>
  </office:meta>
</office:document-meta>
</file>